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/>
    </style:style>
    <style:style style:name="P2" style:family="paragraph" style:parent-style-name="Title">
      <style:paragraph-properties fo:break-before="page"/>
    </style:style>
    <style:style style:name="P3" style:family="paragraph" style:parent-style-name="Text_20_body">
      <style:text-properties officeooo:rsid="00206023" officeooo:paragraph-rsid="00206023"/>
    </style:style>
    <style:style style:name="P4" style:family="paragraph" style:parent-style-name="Heading_20_1">
      <style:text-properties officeooo:paragraph-rsid="00206023"/>
    </style:style>
    <style:style style:name="P5" style:family="paragraph" style:parent-style-name="Heading_20_1">
      <style:text-properties officeooo:rsid="002931d1" officeooo:paragraph-rsid="002931d1"/>
    </style:style>
    <style:style style:name="P6" style:family="paragraph" style:parent-style-name="Heading_20_1">
      <style:text-properties officeooo:rsid="002931d1" officeooo:paragraph-rsid="0029a9c5"/>
    </style:style>
    <style:style style:name="P7" style:family="paragraph" style:parent-style-name="Heading_20_2">
      <style:text-properties style:font-name="Times" fo:font-size="12pt"/>
    </style:style>
    <style:style style:name="P8" style:family="paragraph" style:parent-style-name="Heading_20_2">
      <style:text-properties officeooo:paragraph-rsid="002931d1"/>
    </style:style>
    <style:style style:name="P9" style:family="paragraph" style:parent-style-name="Heading_20_2">
      <style:text-properties officeooo:paragraph-rsid="0029a9c5"/>
    </style:style>
    <style:style style:name="P10" style:family="paragraph" style:parent-style-name="List_20_Contents" style:list-style-name="List_20_1"/>
    <style:style style:name="P11" style:family="paragraph" style:parent-style-name="List_20_Contents" style:list-style-name="List_20_1">
      <style:text-properties officeooo:paragraph-rsid="002931d1"/>
    </style:style>
    <style:style style:name="P12" style:family="paragraph" style:parent-style-name="List_20_Contents" style:list-style-name="List_20_1">
      <style:text-properties officeooo:paragraph-rsid="0029a9c5"/>
    </style:style>
    <style:style style:name="P13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1e1dc4"/>
    </style:style>
    <style:style style:name="P14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206023"/>
    </style:style>
    <style:style style:name="P15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caab0" officeooo:paragraph-rsid="002931d1"/>
    </style:style>
    <style:style style:name="P16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1e1dc4"/>
    </style:style>
    <style:style style:name="P17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2931d1"/>
    </style:style>
    <style:style style:name="P18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206023"/>
    </style:style>
    <style:style style:name="P19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ee887" officeooo:paragraph-rsid="00206023"/>
    </style:style>
    <style:style style:name="P20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ff929" officeooo:paragraph-rsid="00206023"/>
    </style:style>
    <style:style style:name="P21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6a8d4" officeooo:paragraph-rsid="00206023"/>
    </style:style>
    <style:style style:name="P22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206023"/>
    </style:style>
    <style:style style:name="P23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80c48" officeooo:paragraph-rsid="00206023"/>
    </style:style>
    <style:style style:name="P24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206023"/>
    </style:style>
    <style:style style:name="P25" style:family="paragraph" style:parent-style-name="Standard" style:list-style-name="L5">
      <style:paragraph-properties fo:line-height="115%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19366e" officeooo:paragraph-rsid="00206023"/>
    </style:style>
    <style:style style:name="P26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0d13cc" officeooo:paragraph-rsid="00206023"/>
    </style:style>
    <style:style style:name="P27" style:family="paragraph" style:parent-style-name="Standard" style:list-style-name="L2">
      <style:paragraph-properties fo:margin-left="0.5in" fo:margin-right="0in" fo:line-height="115%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rsid="002931d1" officeooo:paragraph-rsid="002931d1"/>
    </style:style>
    <style:style style:name="P28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 fo:line-height="100%"/>
      <style:text-properties style:font-name="Times" fo:font-size="12pt" officeooo:rsid="0022072c" officeooo:paragraph-rsid="0022072c"/>
    </style:style>
    <style:style style:name="P29" style:family="paragraph" style:parent-style-name="Text_20_body" style:list-style-name="L3">
      <style:text-properties officeooo:rsid="0022072c" officeooo:paragraph-rsid="0022072c"/>
    </style:style>
    <style:style style:name="P30" style:family="paragraph" style:parent-style-name="Text_20_body" style:list-style-name="L3">
      <style:text-properties officeooo:rsid="0022072c" officeooo:paragraph-rsid="002931d1"/>
    </style:style>
    <style:style style:name="P31" style:family="paragraph" style:parent-style-name="Text_20_body" style:list-style-name="L3">
      <style:text-properties officeooo:rsid="0022072c" officeooo:paragraph-rsid="0029a9c5"/>
    </style:style>
    <style:style style:name="P32" style:family="paragraph" style:parent-style-name="Text_20_body" style:list-style-name="L4">
      <loext:graphic-properties draw:fill-gradient-name="gradient" draw:fill-hatch-name="hatch"/>
      <style:paragraph-properties fo:margin-top="0in" fo:margin-bottom="0in" style:contextual-spacing="false"/>
    </style:style>
    <style:style style:name="P33" style:family="paragraph" style:parent-style-name="Text_20_body" style:list-style-name="L6">
      <style:text-properties officeooo:paragraph-rsid="002931d1"/>
    </style:style>
    <style:style style:name="P34" style:family="paragraph" style:parent-style-name="Text_20_body" style:list-style-name="L7">
      <loext:graphic-properties draw:fill-gradient-name="gradient" draw:fill-hatch-name="hatch"/>
      <style:paragraph-properties fo:margin-top="0in" fo:margin-bottom="0in" style:contextual-spacing="false"/>
      <style:text-properties officeooo:paragraph-rsid="002931d1"/>
    </style:style>
    <style:style style:name="P35" style:family="paragraph" style:parent-style-name="Text_20_body" style:list-style-name="L8">
      <loext:graphic-properties draw:fill-gradient-name="gradient" draw:fill-hatch-name="hatch"/>
      <style:paragraph-properties fo:margin-top="0in" fo:margin-bottom="0in" style:contextual-spacing="false"/>
      <style:text-properties officeooo:paragraph-rsid="0029a9c5"/>
    </style:style>
    <style:style style:name="T1" style:family="text">
      <style:text-properties officeooo:rsid="000d13cc"/>
    </style:style>
    <style:style style:name="T2" style:family="text">
      <style:text-properties officeooo:rsid="000ff929"/>
    </style:style>
    <style:style style:name="T3" style:family="text">
      <style:text-properties officeooo:rsid="0019366e"/>
    </style:style>
    <style:style style:name="T4" style:family="text">
      <style:text-properties officeooo:rsid="0019d443"/>
    </style:style>
    <style:style style:name="T5" style:family="text">
      <style:text-properties officeooo:rsid="002931d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loext:num-list-format="%1%" text:bullet-char="•">
        <style:list-level-properties text:space-before="0.25in" text:min-label-width="0.25in"/>
      </text:list-level-style-bullet>
      <text:list-level-style-bullet text:level="2" loext:num-list-format="%2%" text:bullet-char="•">
        <style:list-level-properties text:space-before="0.5in" text:min-label-width="0.25in"/>
      </text:list-level-style-bullet>
      <text:list-level-style-bullet text:level="3" loext:num-list-format="%3%" text:bullet-char="⁃">
        <style:list-level-properties text:space-before="0.75in" text:min-label-width="0.25in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Recipe Ideas</text:p>
      <text:h text:style-name="P5" text:outline-level="1">Beverages</text:h>
      <text:list xml:id="list2682760020" text:style-name="L6">
        <text:list-item>
          <text:p text:style-name="P33"><text:span text:style-name="T5">Vanilla Milk</text:span></text:p>
        </text:list-item>
      </text:list>
      <text:h text:style-name="Heading_20_1" text:outline-level="1">Apps, Soups, and Salads</text:h>
      <text:h text:style-name="P8" text:outline-level="2">Singapore Salad </text:h>
      <text:list xml:id="list834430464" text:style-name="L2">
        <text:list-item>
          <text:p text:style-name="P15">Parboiled potatoes beans, and cabbage. Boiled eggs and peanut sauce</text:p>
        </text:list-item>
        <text:list-item>
          <text:p text:style-name="P17">Manicotti </text:p>
        </text:list-item>
        <text:list-item>
          <text:p text:style-name="P17">Red Beans &amp; Rice </text:p>
        </text:list-item>
        <text:list-item>
          <text:p text:style-name="P27">Breaded Cod </text:p>
        </text:list-item>
      </text:list>
      <text:h text:style-name="Heading_20_2" text:outline-level="2">Valerie’s Guacamole</text:h>
      <text:list xml:id="list543799347" text:style-name="L1">
        <text:list-item>
          <text:p text:style-name="P28">Ripe Avocados</text:p>
        </text:list-item>
        <text:list-item>
          <text:p text:style-name="P28">Lemon</text:p>
        </text:list-item>
        <text:list-item>
          <text:p text:style-name="P28">Mayonnaise</text:p>
        </text:list-item>
        <text:list-item>
          <text:p text:style-name="P28">Salsa</text:p>
        </text:list-item>
        <text:list-item>
          <text:p text:style-name="P28">Salt</text:p>
        </text:list-item>
      </text:list>
      <text:h text:style-name="P7" text:outline-level="2"/>
      <text:h text:style-name="P6" text:outline-level="1">Mains</text:h>
      <text:h text:style-name="P9" text:outline-level="2">Wet Burrito Blowout</text:h>
      <text:list xml:id="list406217108" text:style-name="List_20_1">
        <text:list-item>
          <text:list>
            <text:list-item>
              <text:list>
                <text:list-item>
                  <text:p text:style-name="P12">Tortillas</text:p>
                </text:list-item>
                <text:list-item>
                  <text:p text:style-name="P12">Beans</text:p>
                </text:list-item>
                <text:list-item>
                  <text:p text:style-name="P12">Veg</text:p>
                </text:list-item>
                <text:list-item>
                  <text:p text:style-name="P12">Cheese</text:p>
                </text:list-item>
                <text:list-item>
                  <text:p text:style-name="P12">Salsa</text:p>
                </text:list-item>
              </text:list>
            </text:list-item>
          </text:list>
        </text:list-item>
      </text:list>
      <text:h text:style-name="P9" text:outline-level="2">Champagne Chicken </text:h>
      <text:list xml:id="list1899268917" text:style-name="L3">
        <text:list-item>
          <text:p text:style-name="P31">Chicken</text:p>
        </text:list-item>
      </text:list>
      <text:h text:style-name="P9" text:outline-level="2">Pizza </text:h>
      <text:list xml:id="list4243076117" text:style-name="L8">
        <text:list-item>
          <text:p text:style-name="P35">Pizza Dough</text:p>
        </text:list-item>
        <text:list-item>
          <text:p text:style-name="P35">Joy of Cooking Pizza Dough Recipe</text:p>
        </text:list-item>
        <text:list-item>
          <text:p text:style-name="P35">Tomato Sauce</text:p>
        </text:list-item>
        <text:list-item>
          <text:p text:style-name="P35"><text:soft-page-break/>Mozzarella</text:p>
        </text:list-item>
        <text:list-item>
          <text:p text:style-name="P35">Olive Oil</text:p>
        </text:list-item>
        <text:list-item>
          <text:p text:style-name="P35"/>
        </text:list-item>
      </text:list>
      <text:h text:style-name="P9" text:outline-level="2"><text:span text:style-name="T5">Cincinnati </text:span>Chil<text:span text:style-name="T5">i</text:span></text:h>
      <text:h text:style-name="P9" text:outline-level="2">Beans and Rice </text:h>
      <text:p text:style-name="Text_20_body"/>
      <text:p text:style-name="P3"/>
      <text:p text:style-name="P2">Added</text:p>
      <text:h text:style-name="P4" text:outline-level="1">Uncle Peter's Sweet Potato Pudding </text:h>
      <text:list xml:id="list144109172210222" text:continue-list="list834430464" text:style-name="L2">
        <text:list-item>
          <text:list>
            <text:list-item>
              <text:p text:style-name="P19">Ingredients</text:p>
              <text:list>
                <text:list-item>
                  <text:p text:style-name="P19">Sweet Potatoes or Yams- 2 Large</text:p>
                </text:list-item>
                <text:list-item>
                  <text:p text:style-name="P19">Creamed Corn- 1 can</text:p>
                </text:list-item>
                <text:list-item>
                  <text:p text:style-name="P19">Corn- 1 Can or 2 cups of fresh/frozen</text:p>
                </text:list-item>
                <text:list-item>
                  <text:p text:style-name="P19">Cream- 1/4- 1/2 cup- Can substitute full-fat coconut milk</text:p>
                </text:list-item>
                <text:list-item>
                  <text:p text:style-name="P19">Nutmeg- A pinch</text:p>
                </text:list-item>
                <text:list-item>
                  <text:p text:style-name="P19">Cayenne- A pinch</text:p>
                </text:list-item>
                <text:list-item>
                  <text:p text:style-name="P19">Salt – To taste</text:p>
                </text:list-item>
                <text:list-item>
                  <text:p text:style-name="P19">White Pepper- A pinch</text:p>
                </text:list-item>
                <text:list-item>
                  <text:p text:style-name="P19">Brown Sugar- 1 Tbsp</text:p>
                </text:list-item>
                <text:list-item>
                  <text:p text:style-name="P19">Bread crumbs - 1/2 cup</text:p>
                </text:list-item>
                <text:list-item>
                  <text:p text:style-name="P19">Butter- 2 Tbsp</text:p>
                </text:list-item>
              </text:list>
            </text:list-item>
            <text:list-item>
              <text:p text:style-name="P19">Instructions</text:p>
              <text:list>
                <text:list-item>
                  <text:p text:style-name="P19">Bake unpeeled Sweet potatoes at 375 for 1 hour</text:p>
                </text:list-item>
                <text:list-item>
                  <text:p text:style-name="P19">Remove from oven and peel skins</text:p>
                </text:list-item>
                <text:list-item>
                  <text:p text:style-name="P19">Chop sweet potatoes into 1 1-2 inch cubes and place in casserole dish</text:p>
                </text:list-item>
                <text:list-item>
                  <text:p text:style-name="P19">Drain canned corn, and add corn and creamed corn to dish</text:p>
                </text:list-item>
                <text:list-item>
                  <text:p text:style-name="P19">Add all remaining ingredients except breadcrumbs and butter.</text:p>
                </text:list-item>
                <text:list-item>
                  <text:p text:style-name="P19">Cover top with breadcrumbs and dot with butter.</text:p>
                </text:list-item>
                <text:list-item>
                  <text:p text:style-name="P19">Bake uncovered at 350 for 30 minutes</text:p>
                </text:list-item>
              </text:list>
            </text:list-item>
          </text:list>
        </text:list-item>
      </text:list>
      <text:h text:style-name="P4" text:outline-level="1">Baked Chicken </text:h>
      <text:list xml:id="list144110222802207" text:continue-numbering="true" text:style-name="L2">
        <text:list-item>
          <text:list>
            <text:list-item>
              <text:p text:style-name="P19">Ingredients</text:p>
              <text:list>
                <text:list-item>
                  <text:p text:style-name="P19">Whole chicken</text:p>
                </text:list-item>
                <text:list-item>
                  <text:p text:style-name="P19">Kosher salt- ¼ cup</text:p>
                </text:list-item>
                <text:list-item>
                  <text:p text:style-name="P19">Pepper-</text:p>
                </text:list-item>
                <text:list-item>
                  <text:p text:style-name="P19">Lemons- 2</text:p>
                </text:list-item>
                <text:list-item>
                  <text:p text:style-name="P20">Garlic- 6-8 cloves peeled</text:p>
                </text:list-item>
                <text:list-item>
                  <text:p text:style-name="P19">Rosemary- several sprigs or Thyme- on<text:span text:style-name="T2">e</text:span> sprig. </text:p>
                </text:list-item>
                <text:list-item>
                  <text:p text:style-name="P19">Butter 6 <text:span text:style-name="T2">T</text:span>bsp.</text:p>
                </text:list-item>
              </text:list>
            </text:list-item>
            <text:list-item>
              <text:p text:style-name="P19">Instructions</text:p>
              <text:list>
                <text:list-item>
                  <text:p text:style-name="P19">8 – 24 hours before baking <text:span text:style-name="T2">dry brine by </text:span>rub<text:span text:style-name="T2">bing</text:span> chicken with salt and pepper <text:span text:style-name="T2">under the </text:span>skin of the breast <text:span text:style-name="T2">and let sit covered in the fridge.</text:span></text:p>
                </text:list-item>
                <text:list-item>
                  <text:p text:style-name="P19"><text:span text:style-name="T2">Q</text:span>uarter lemons,<text:span text:style-name="T2"> peel garlic, and stuff in cavity of chicken along with the herb you are using.</text:span></text:p>
                </text:list-item>
                <text:list-item>
                  <text:p text:style-name="P20">Add seasoning under skin: Cut butter into cubes, smear some of the butter under the skin along with reserved herbs and slivered garlic cloves</text:p>
                </text:list-item>
                <text:list-item>
                  <text:p text:style-name="P20"><text:soft-page-break/>Rub outside of the chicken with remaining butter and herbs.</text:p>
                </text:list-item>
                <text:list-item>
                  <text:p text:style-name="P20">Roast at 350 with aluminum foil tent for the first 30 minutes. Remove tent and cook for another 30-60 minutes, checking temperature with a meat thermometer.</text:p>
                </text:list-item>
              </text:list>
            </text:list-item>
          </text:list>
        </text:list-item>
      </text:list>
      <text:h text:style-name="P4" text:outline-level="1">Creamed Mushrooms </text:h>
      <text:list xml:id="list144110682912974" text:continue-numbering="true" text:style-name="L2">
        <text:list-item>
          <text:p text:style-name="P21">Ingredients</text:p>
          <text:list>
            <text:list-item>
              <text:p text:style-name="P21">Minced Onion- 2 Tbsp.</text:p>
            </text:list-item>
            <text:list-item>
              <text:p text:style-name="P21">Butter- 2 Tbsp.</text:p>
            </text:list-item>
            <text:list-item>
              <text:p text:style-name="P22">Brandy- 1 Tbsp.</text:p>
            </text:list-item>
            <text:list-item>
              <text:p text:style-name="P22">Sherry- 1 Tbsp.</text:p>
            </text:list-item>
            <text:list-item>
              <text:p text:style-name="P21">Mushrooms- 1 to 2 pounds any fresh mushroom</text:p>
            </text:list-item>
            <text:list-item>
              <text:p text:style-name="P21">Cream- <text:span text:style-name="T4">1</text:span></text:p>
            </text:list-item>
            <text:list-item>
              <text:p text:style-name="P24">Flour- 1 Tbsp.</text:p>
            </text:list-item>
          </text:list>
        </text:list-item>
        <text:list-item>
          <text:p text:style-name="P21">Instructions</text:p>
        </text:list-item>
      </text:list>
      <text:list xml:id="list2225354243" text:style-name="L5">
        <text:list-item>
          <text:list>
            <text:list-item>
              <text:p text:style-name="P23"><text:span text:style-name="T3">M</text:span>elt butter in skillet, add onion, sa<text:span text:style-name="T3">u</text:span>te <text:span text:style-name="T3">u</text:span>ntil soft</text:p>
            </text:list-item>
            <text:list-item>
              <text:p text:style-name="P23"><text:span text:style-name="T3">A</text:span>dd quartered mushrooms <text:span text:style-name="T3">to the pan and </text:span>saute over high heat until moisture evaporates</text:p>
            </text:list-item>
            <text:list-item>
              <text:p text:style-name="P25">Sprinkle top with 1 <text:span text:style-name="T4">T</text:span>bsp. flour</text:p>
            </text:list-item>
            <text:list-item>
              <text:p text:style-name="P25">Add salt, pepper, and cream</text:p>
            </text:list-item>
            <text:list-item>
              <text:p text:style-name="P25"><text:span text:style-name="T4">S</text:span>immer briefly <text:span text:style-name="T4">and then a</text:span>dd brandy and sherry</text:p>
            </text:list-item>
            <text:list-item>
              <text:p text:style-name="P18"><text:span text:style-name="T3">Correct seasoning as needed </text:span><text:span text:style-name="T4">and serve</text:span></text:p>
            </text:list-item>
          </text:list>
        </text:list-item>
      </text:list>
      <text:h text:style-name="P4" text:outline-level="1">Pork Chops, Apples, &amp; Onions </text:h>
      <text:list xml:id="list144109216250342" text:continue-list="list144110682912974" text:style-name="L2">
        <text:list-item>
          <text:list>
            <text:list-item>
              <text:p text:style-name="P14">Ingredients</text:p>
              <text:list>
                <text:list-item>
                  <text:p text:style-name="P14">Pork chops- 2</text:p>
                </text:list-item>
                <text:list-item>
                  <text:p text:style-name="P14">Apples cut into wedges- 2</text:p>
                </text:list-item>
                <text:list-item>
                  <text:p text:style-name="P14">Onions- 1</text:p>
                </text:list-item>
                <text:list-item>
                  <text:p text:style-name="P14"><text:span text:style-name="T1">Apple </text:span>Cider- <text:span text:style-name="T1">½ -1 Cup</text:span></text:p>
                </text:list-item>
                <text:list-item>
                  <text:p text:style-name="P14">Salt and Pepper <text:span text:style-name="T1">to taste</text:span></text:p>
                </text:list-item>
                <text:list-item>
                  <text:p text:style-name="P26">Raisins (optional)</text:p>
                </text:list-item>
              </text:list>
            </text:list-item>
            <text:list-item>
              <text:p text:style-name="P14">Instructions</text:p>
              <text:list>
                <text:list-item>
                  <text:p text:style-name="P14">Season pork chops with salt and pepper.</text:p>
                </text:list-item>
                <text:list-item>
                  <text:p text:style-name="P14">Warm olive oil pan.</text:p>
                </text:list-item>
                <text:list-item>
                  <text:p text:style-name="P14">Brown pork chops on each side.</text:p>
                </text:list-item>
                <text:list-item>
                  <text:p text:style-name="P14">Add apples and onions, <text:span text:style-name="T1">and raisins if using.</text:span></text:p>
                </text:list-item>
                <text:list-item>
                  <text:p text:style-name="P14"><text:span text:style-name="T1">Add</text:span> apple cider and cover <text:span text:style-name="T1">pan.</text:span></text:p>
                </text:list-item>
                <text:list-item>
                  <text:p text:style-name="P14"><text:span text:style-name="T1">Cook until pork chops are to temp and</text:span> <text:span text:style-name="T1">a</text:span>pples are tender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date>2022-02-26T14:41:08.525054231</dc:date>
    <meta:editing-duration>PT5H12M49S</meta:editing-duration>
    <meta:editing-cycles>24</meta:editing-cycles>
    <meta:document-statistic meta:table-count="0" meta:image-count="0" meta:object-count="0" meta:page-count="4" meta:paragraph-count="101" meta:word-count="554" meta:character-count="2774" meta:non-whitespace-character-count="2391"/>
  </office:meta>
</office:document-meta>
</file>